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paragraph-properties fo:margin-left="0.3752in" fo:margin-right="0in" fo:text-indent="0in" style:auto-text-indent="false"/>
      <style:text-properties style:font-name="Courier Ne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You have now installed GraphicsMagick. To test the installation select "Command Prompt" from the Windows Start menu. Within the window that appears type:</text:p>
      <text:p text:style-name="P2">gm convert logo: logo.jpg<text:line-break/>gm convert logo.jpg win:</text:p>
      <text:p text:style-name="P1">and the GraphicsMagick logo should be displayed in a window.</text:p>
      <text:p text:style-name="P1">For your convenience, the full content of the GraphicsMagick web site has been installed on your computer. This is available from the Windows start menu via "GraphicsMagick 1.4" -&gt; "GraphicsMagick Web Pages".</text:p>
      <text:p text:style-name="P1">C and C++ developers who would like to use GraphicsMagick libraries for software development should build GraphicsMagick from the source package. <text:s/>Additional programs and components are available which are not distributed via this binary install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701in" style:writing-mode="page"/>
      <style:text-properties fo:color="#000000" style:font-name="Thorndale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in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Thorndale" fo:font-size="12pt" fo:font-weight="bold" style:font-name-asian="HG Mincho Light J" style:font-size-asian="12pt" style:font-weight-asian="bold" style:font-name-complex="Arial Unicode MS" style:font-size-complex="12pt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StarOffice/9$Solaris_x86 OpenOffice.org_project/300m9$Build-9358</meta:generator>
    <meta:initial-creator>Bob Friesenhahn</meta:initial-creator>
    <meta:creation-date>2003-11-30T23:24:34</meta:creation-date>
    <dc:creator>Bob Friesenhahn</dc:creator>
    <dc:date>2010-01-30T12:24:24</dc:date>
    <dc:language>en-US</dc:language>
    <meta:editing-cycles>8</meta:editing-cycles>
    <meta:editing-duration>PT00H26M02S</meta:editing-duration>
    <meta:document-statistic meta:table-count="0" meta:image-count="0" meta:object-count="0" meta:page-count="1" meta:paragraph-count="5" meta:word-count="108" meta:character-count="719"/>
    <meta:user-defined meta:name="Info 1"/>
    <meta:user-defined meta:name="Info 2"/>
    <meta:user-defined meta:name="Info 3"/>
    <meta:user-defined meta:name="Info 4"/>
  </office:meta>
</office:document-meta>
</file>